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5" style:family="table-cell" style:parent-style-name="DONE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_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2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ai2mif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axisLabel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p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b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bv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lay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at</text:p>
          </table:table-cell>
          <table:table-cell office:value-type="string">
            <text:p>MAT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_f1f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fre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han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4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RPoly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impL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inf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nabs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4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padb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ad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ad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ad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osInvSet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uls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msGai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m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nc_decimat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5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thermomete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undb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und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undbv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zinc.m</text:p>
          </table:table-cell>
          <table:table-cell office:value-type="string">
            <text:p>M-file</text:p>
          </table:table-cell>
          <table:table-cell table:style-name="Default"/>
          <table:table-cell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02T18:25:47</dc:date>
    <dc:creator>gventuri </dc:creator>
    <meta:editing-duration>P0D</meta:editing-duration>
    <meta:editing-cycles>2</meta:editing-cycles>
    <meta:generator>LibreOffice/3.5$Linux_x86 LibreOffice_project/350m1$Build-2</meta:generator>
    <meta:document-statistic meta:table-count="4" meta:cell-count="271" meta:object-count="0"/>
  </office:meta>
</office:document-meta>
</file>